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Arial" fo:language="en" fo:country="GB" style:text-underline-style="solid" style:text-underline-width="auto" style:text-underline-color="font-color" officeooo:rsid="000c1199" officeooo:paragraph-rsid="000c1199"/>
    </style:style>
    <style:style style:name="P2" style:family="paragraph" style:parent-style-name="Standard">
      <style:paragraph-properties fo:text-align="start" style:justify-single-word="false"/>
      <style:text-properties style:font-name="Arial" fo:language="en" fo:country="GB" style:text-underline-style="none" officeooo:rsid="000c1199" officeooo:paragraph-rsid="000c1199"/>
    </style:style>
    <style:style style:name="P3" style:family="paragraph" style:parent-style-name="Text_20_body" style:list-style-name="L2">
      <style:paragraph-properties fo:text-align="start" style:justify-single-word="false"/>
      <style:text-properties style:font-name="Arial" fo:language="en" fo:country="GB" style:text-underline-style="none" officeooo:rsid="000c1199" officeooo:paragraph-rsid="000c1199"/>
    </style:style>
    <style:style style:name="P4" style:family="paragraph" style:parent-style-name="Text_20_body" style:list-style-name="L2">
      <style:paragraph-properties fo:text-align="start" style:justify-single-word="false"/>
      <style:text-properties style:font-name="Arial" fo:language="en" fo:country="GB" style:text-underline-style="none" officeooo:rsid="000de6f7" officeooo:paragraph-rsid="000de6f7"/>
    </style:style>
    <style:style style:name="P5" style:family="paragraph" style:parent-style-name="Text_20_body" style:list-style-name="L2">
      <style:text-properties style:font-name="Arial" fo:language="en" fo:country="GB"/>
    </style:style>
    <style:style style:name="P6" style:family="paragraph" style:parent-style-name="Text_20_body" style:list-style-name="L3">
      <style:text-properties style:font-name="Arial" fo:language="en" fo:country="GB"/>
    </style:style>
    <style:style style:name="T1" style:family="text">
      <style:text-properties officeooo:rsid="000fd8d6"/>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text:start-value="5">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eparing your debate about space</text:p>
      <text:p text:style-name="P1"/>
      <text:p text:style-name="P2"/>
      <text:p text:style-name="P2"/>
      <text:p text:style-name="P2">A) My character : I’m a space engineer at ESA (European Space Agency) specialized in the study of the planets.</text:p>
      <text:p text:style-name="P2"/>
      <text:p text:style-name="P2">B) <text:span text:style-name="T1">Arguments : </text:span></text:p>
      <text:list xml:id="list3653207459" text:style-name="L2">
        <text:list-item>
          <text:p text:style-name="P3">Space exploration has the potential to uncover new knowledge and resources that can benefit humanity. For example, exploring other planets and moons in our solar system could reveal valuable minerals and other natural resources that could be used on Earth.</text:p>
        </text:list-item>
        <text:list-item>
          <text:p text:style-name="P5">Space exploration has the potential to inspire new technologies and innovations that can improve our daily lives. For example, the Apollo missions led to the development of new materials and technologies, such as memory foam and advanced water filtration systems.</text:p>
        </text:list-item>
        <text:list-item>
          <text:p text:style-name="P5">Space exploration has the potential to unite people and nations in a common goal. Exploration of the cosmos can inspire a sense of awe and wonder in people of all ages, and can bring people together from different backgrounds and cultures to work towards a shared goal.</text:p>
        </text:list-item>
        <text:list-item>
          <text:p text:style-name="P5">Space exploration has the potential to help us better understand the origins of the universe and our place within it. By studying other planets and celestial bodies, we can learn more about how the universe formed and evolved, and how our own planet fits into the broader cosmic story.</text:p>
        </text:list-item>
        <text:list-item>
          <text:p text:style-name="P4">Space exploration can help us learn more about the potential for life beyond Earth. By studying other planets and moons, we can search for signs of past or present life, and learn more about the conditions that are necessary for life to arise and evolve.</text:p>
        </text:list-item>
        <text:list-item text:style-override="L3">
          <text:p text:style-name="P6">Space exploration can help us prepare for potential future challenges on Earth. For example, studying other planets can help us understand how to protect Earth from asteroids and other space hazards. It can also help us learn more about the potential for human habitation on other planets, which could be important if Earth becomes uninhabitable in the future.</text:p>
        </text:list-item>
        <text:list-item text:style-override="L3">
          <text:p text:style-name="P6">Space exploration can help us better understand the effects of long-term space travel on the human body. By studying the effects of space travel on astronauts, we can learn more about how to protect the health and well-being of future space explorers.</text:p>
        </text:list-item>
        <text:list-item text:style-override="L3">
          <text:p text:style-name="P6">Space exploration can help us to gain a greater appreciation for the beauty and complexity of the universe. The stunning images and data that are returned from space missions can inspire a sense of awe and wonder in people of all ages, and can help us to better understand the incredible complexity and beauty of the cosmos.</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Numbering_20_Symbols" style:display-name="Numbering Symbols"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05T08:29:33.028530493</meta:creation-date>
    <dc:date>2022-12-13T15:23:53.942285347</dc:date>
    <meta:editing-duration>PT56M32S</meta:editing-duration>
    <meta:editing-cycles>5</meta:editing-cycles>
    <meta:generator>LibreOffice/7.3.7.2$Linux_X86_64 LibreOffice_project/30$Build-2</meta:generator>
    <meta:document-statistic meta:table-count="0" meta:image-count="0" meta:object-count="0" meta:page-count="1" meta:paragraph-count="11" meta:word-count="414" meta:character-count="2436" meta:non-whitespace-character-count="2040"/>
  </office:meta>
</office:document-meta>
</file>